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activeOrderMaterielModel.setSourceId( String sour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ageQueryResult.getMode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activeOrderMaterielModel.getSour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76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PageQueryResult.setModelList( List &lt; T &gt; model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setResult( 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